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</table:table-row>
        <calcext:conditional-formats>
          <calcext:conditional-format calcext:target-range-address="Eclaté.I5:Eclaté.I69 Eclaté.I71:Eclaté.I71 Eclaté.I74:Eclaté.I95 Eclaté.I97:Eclaté.I97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1:18:53.483861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4-22T11:33:03.112837515</dc:date>
    <meta:editing-duration>PT3H30M27S</meta:editing-duration>
    <meta:editing-cycles>103</meta:editing-cycles>
    <meta:generator>LibreOffice/6.3.4.2.0$Linux_X86_64 LibreOffice_project/30$Build-2</meta:generator>
    <meta:document-statistic meta:table-count="1" meta:cell-count="723" meta:object-count="0"/>
  </office:meta>
</office:document-meta>
</file>